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e3ba1" officeooo:paragraph-rsid="000e3ba1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24pt" fo:font-weight="bold" officeooo:rsid="000e3ba1" officeooo:paragraph-rsid="000e3ba1" style:font-size-asian="24pt" style:font-weight-asian="bold" style:font-size-complex="24pt" style:font-weight-complex="bold"/>
    </style:style>
    <style:style style:name="P3" style:family="paragraph" style:parent-style-name="Standard" style:list-style-name="L7">
      <style:text-properties officeooo:paragraph-rsid="000e3ba1"/>
    </style:style>
    <style:style style:name="P4" style:family="paragraph" style:parent-style-name="Standard">
      <style:text-properties officeooo:paragraph-rsid="000e3ba1"/>
    </style:style>
    <style:style style:name="P5" style:family="paragraph" style:parent-style-name="Standard" style:list-style-name="L7">
      <style:text-properties officeooo:rsid="000e8e3d" officeooo:paragraph-rsid="000e8e3d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e3ba1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e8e3d" style:font-size-asian="12.25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</text:p>
      <text:p text:style-name="P2"/>
      <text:p text:style-name="P1">Написать Single page application на Vue.js, представляющий из себя прототип сайта для отслеживания дел.</text:p>
      <text:p text:style-name="P1">Сайт должен составлять из трех страниц:</text:p>
      <text:p text:style-name="P1"/>
      <text:list xml:id="list3819741381" text:style-name="L7">
        <text:list-item>
          <text:p text:style-name="P3"><text:span text:style-name="T2">Страница постановки задач:<text:line-break/>- </text:span><text:span text:style-name="T3">Текстовые поля с валидацией для ввода названия задачи, тегов (произвольно) и описание (до 2048 символов).</text:span></text:p>
          <text:p text:style-name="P3"><text:span text:style-name="T3">- Поле типа datapicker для указания дедлайна задачи.</text:span></text:p>
          <text:p text:style-name="P3"><text:span text:style-name="T3">- Кнопка, сохраняющая задачу в браузере, чтобы она была доступна между сессиями.<text:line-break/>- Созданная задача получает статус «В работе».<text:line-break/></text:span></text:p>
        </text:list-item>
        <text:list-item>
          <text:p text:style-name="P3"><text:span text:style-name="T3">Страница вывода задач:</text:span><text:span text:style-name="T2"><text:line-break/>- </text:span><text:span text:style-name="T3">Список задач с информацией о ней. Если описание не влезет — оно должно быть обрезано (без использования JS).<text:line-break/>- Фильтр по статусу задачи, а также по просроченным задачам. <text:line-break/></text:span></text:p>
        </text:list-item>
        <text:list-item>
          <text:p text:style-name="P5"><text:span text:style-name="T2">С</text:span><text:span text:style-name="T1">траница вывода задач:<text:line-break/>- Полная информация о задаче.<text:line-break/>- Изменение описания, времени дедлайна.<text:line-break/>- Перевод задачи в статус «завершено».</text:span></text:p>
        </text:list-item>
      </text:list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0:00:23.084733773</meta:creation-date>
    <dc:date>2019-09-11T20:22:55.674802957</dc:date>
    <meta:editing-duration>PT51S</meta:editing-duration>
    <meta:editing-cycles>1</meta:editing-cycles>
    <meta:document-statistic meta:table-count="0" meta:image-count="0" meta:object-count="0" meta:page-count="1" meta:paragraph-count="8" meta:word-count="120" meta:character-count="796" meta:non-whitespace-character-count="683"/>
    <meta:generator>LibreOffice/6.2.6.2$Linux_X86_64 LibreOffice_project/20$Build-2</meta:generator>
  </office:meta>
</office:document-meta>
</file>